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0F0000000F238C7C891601E27D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radley Hand ITC" svg:font-family="'Bradley Hand ITC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Roboto Light" svg:font-family="'Roboto Light'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f121c" fo:border-bottom="none">
        <style:tab-stops>
          <style:tab-stop style:position="16.203cm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/>
      <style:text-properties fo:color="#4472c4" loext:opacity="100%" style:font-name="Bradley Hand ITC" fo:font-size="24pt" officeooo:rsid="001fbd42" officeooo:paragraph-rsid="001fbd42" style:font-size-asian="24pt" style:font-name-complex="Times New Roman1" style:font-size-complex="24pt"/>
    </style:style>
    <style:style style:name="P5" style:family="paragraph" style:parent-style-name="List_20_Paragraph">
      <style:paragraph-properties fo:margin-left="0.635cm" fo:margin-right="0cm" fo:text-indent="0cm" style:auto-text-indent="false"/>
      <style:text-properties style:font-name="Bradley Hand ITC" fo:font-size="14pt" fo:font-style="normal" officeooo:rsid="001ddf35" officeooo:paragraph-rsid="00256f3f" style:font-size-asian="14pt" style:font-style-asian="normal" style:font-name-complex="Times New Roman1" style:font-size-complex="14pt" style:font-style-complex="normal"/>
    </style:style>
    <style:style style:name="P6" style:family="paragraph" style:parent-style-name="List_20_Paragraph">
      <style:paragraph-properties fo:margin-left="0.635cm" fo:margin-right="0cm" fo:text-indent="0cm" style:auto-text-indent="false"/>
      <style:text-properties style:font-name="Roboto Light" fo:font-size="11pt" fo:font-style="normal" officeooo:rsid="001ddf35" officeooo:paragraph-rsid="00256f3f" style:font-size-asian="11pt" style:font-style-asian="normal" style:font-size-complex="11pt" style:font-style-complex="normal"/>
    </style:style>
    <style:style style:name="P7" style:family="paragraph" style:parent-style-name="List_20_Paragraph" style:list-style-name="WWNum1">
      <style:paragraph-properties fo:margin-left="0.635cm" fo:margin-right="0cm" fo:margin-top="0.423cm" fo:margin-bottom="0.282cm" style:contextual-spacing="true" fo:text-indent="-0.635cm" style:auto-text-indent="false"/>
      <style:text-properties style:font-name="Bradley Hand ITC" fo:font-size="16pt" officeooo:rsid="001da74b" officeooo:paragraph-rsid="001da74b" style:font-size-asian="16pt" style:font-name-complex="Times New Roman1" style:font-size-complex="16pt"/>
    </style:style>
    <style:style style:name="P8" style:family="paragraph" style:parent-style-name="List_20_Paragraph">
      <style:paragraph-properties fo:margin-left="0.635cm" fo:margin-right="0cm" fo:text-indent="0cm" style:auto-text-indent="false"/>
      <style:text-properties style:font-name="Bradley Hand ITC" fo:font-size="14pt" officeooo:rsid="001ddf35" officeooo:paragraph-rsid="001ddf35" style:font-size-asian="14pt" style:font-name-complex="Times New Roman1" style:font-size-complex="14pt"/>
    </style:style>
    <style:style style:name="P9" style:family="paragraph" style:parent-style-name="List_20_Paragraph">
      <style:paragraph-properties fo:margin-left="0.635cm" fo:margin-right="0cm" fo:text-indent="0cm" style:auto-text-indent="false"/>
      <style:text-properties fo:color="#000000" loext:opacity="100%" style:font-name="Bradley Hand ITC" fo:font-size="14pt" officeooo:rsid="001ddf35" officeooo:paragraph-rsid="002c94e9" style:font-size-asian="14pt" style:font-name-complex="Times New Roman1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90a10" loext:opacity="100%" fo:letter-spacing="0.106cm"/>
    </style:style>
    <style:style style:name="T3" style:family="text">
      <style:text-properties fo:color="#ff0000" loext:opacity="100%" style:font-name="Bradley Hand ITC" fo:font-size="24pt" style:font-size-asian="24pt" style:font-name-complex="Times New Roman1" style:font-size-complex="22pt"/>
    </style:style>
    <style:style style:name="T4" style:family="text">
      <style:text-properties fo:color="#ff0000" loext:opacity="100%" style:font-name="Bradley Hand ITC" fo:font-size="24pt" officeooo:rsid="001da74b" style:font-size-asian="24pt" style:font-name-complex="Times New Roman1" style:font-size-complex="22pt"/>
    </style:style>
    <style:style style:name="T5" style:family="text">
      <style:text-properties fo:color="#ff0000" loext:opacity="100%" style:font-name="Bradley Hand ITC" fo:font-size="14pt" style:font-size-asian="14pt" style:font-name-complex="Times New Roman1" style:font-size-complex="14pt"/>
    </style:style>
    <style:style style:name="T6" style:family="text">
      <style:text-properties style:font-name="Bradley Hand ITC" fo:font-size="14pt" style:font-size-asian="14pt" style:font-name-complex="Times New Roman1" style:font-size-complex="14pt"/>
    </style:style>
    <style:style style:name="T7" style:family="text">
      <style:text-properties fo:color="#ed7d31" loext:opacity="100%" style:font-name="Bradley Hand ITC" fo:font-size="14pt" style:font-size-asian="14pt" style:font-name-complex="Times New Roman1" style:font-size-complex="14pt"/>
    </style:style>
    <style:style style:name="T8" style:family="text">
      <style:text-properties fo:color="#4472c4" loext:opacity="100%"/>
    </style:style>
    <style:style style:name="T9" style:family="text">
      <style:text-properties fo:color="#4472c4" loext:opacity="100%" style:font-name="Bradley Hand ITC" fo:font-size="14pt" style:font-size-asian="14pt" style:font-name-complex="Times New Roman1" style:font-size-complex="14pt"/>
    </style:style>
    <style:style style:name="T10" style:family="text">
      <style:text-properties fo:color="#4472c4" loext:opacity="100%" officeooo:rsid="002c94e9"/>
    </style:style>
    <style:style style:name="T11" style:family="text">
      <style:text-properties fo:font-style="normal" fo:font-weight="normal"/>
    </style:style>
    <style:style style:name="T12" style:family="text">
      <style:text-properties style:font-name="Consolas" fo:font-size="12pt" fo:font-style="normal" fo:font-weight="normal"/>
    </style:style>
    <style:style style:name="T13" style:family="text">
      <style:text-properties fo:font-variant="normal" fo:text-transform="none" fo:color="#273239" loext:opacity="100%" fo:letter-spacing="normal"/>
    </style:style>
    <style:style style:name="T14" style:family="text">
      <style:text-properties fo:font-variant="normal" fo:text-transform="none" fo:color="#273239" loext:opacity="100%" fo:letter-spacing="normal" fo:font-style="normal" fo:font-weight="normal"/>
    </style:style>
    <style:style style:name="T15" style:family="text">
      <style:text-properties fo:font-variant="normal" fo:text-transform="none" fo:color="#273239" loext:opacity="100%" fo:letter-spacing="normal" fo:font-style="normal" fo:font-weight="normal" officeooo:rsid="002c94e9"/>
    </style:style>
    <style:style style:name="T16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Dynamic Programming</text:span><text:span text:style-name="T3">: Notes </text:span></text:p>
      <text:p text:style-name="P3"><text:span text:style-name="T6">Color code: </text:span><text:span text:style-name="T5">most important</text:span><text:span text:style-name="T6">, </text:span><text:span text:style-name="T7">important,</text:span><text:span text:style-name="T6"> and </text:span><text:span text:style-name="T9">nothing’s ever enough is it? </text:span></text:p>
      <text:p text:style-name="P4">Dynamic Programming 101</text:p>
      <text:list xml:id="list1907808666" text:style-name="WWNum1">
        <text:list-header>
          <text:p text:style-name="P7"><text:span text:style-name="T10">Square of a Number</text:span></text:p>
        </text:list-header>
      </text:list>
      <text:p text:style-name="P9"><text:span text:style-name="T16">if <text:s/>(n == 0)</text:span></text:p>
      <text:p text:style-name="P9"><text:span text:style-name="T16"><text:tab/>square(n) = 0 </text:span></text:p>
      <text:p text:style-name="P9"><text:span text:style-name="T16">if (n is even)</text:span></text:p>
      <text:p text:style-name="P9"><text:span text:style-name="T16"><text:tab/>square(n) = 4*square(n/2) </text:span></text:p>
      <text:p text:style-name="P9"><text:span text:style-name="T16">if (n is odd)</text:span></text:p>
      <text:p text:style-name="P9"><text:span text:style-name="T16"><text:tab/>square(n) = 4*square(floor(n/2)) + 4*floor(n/2) + 1 </text:span></text:p>
      <text:p text:style-name="P8"/>
      <text:p text:style-name="P5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radley Hand ITC" svg:font-family="'Bradley Hand ITC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Roboto Light" svg:font-family="'Roboto Light'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al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2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3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4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5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6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7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8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9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oken" style:family="text" style:parent-style-name="Default_20_Paragraph_20_Font"/>
    <style:style style:name="keyword" style:family="text" style:parent-style-name="Default_20_Paragraph_20_Font"/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-complex="Courier New1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8.255cm"/>
        </style:list-level-properties>
      </text:list-level-style-image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Bullet_20_Symbols" loext:num-list-format="%1%" text:bullet-char="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218" loext:num-list-format="o" style:num-suffix="o" text:bullet-char="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Roboto Light'" style:font-style-name="Light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f121c" fo:border-bottom="none">
        <style:tab-stops>
          <style:tab-stop style:position="16.203cm"/>
        </style:tab-stops>
      </style:paragraph-properties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090a10" loext:opacity="100%" fo:letter-spacing="0.106cm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text:select-page="current">1</text:page-number></text:span><text:span text:style-name="MT1"><text:s/>| </text:span><text:span text:style-name="MT2">Page<text:tab/></text:span><text:text-input text:description="">Shrivis</text:text-inpu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shal Srivastav</meta:initial-creator>
    <meta:editing-cycles>9</meta:editing-cycles>
    <meta:creation-date>2019-10-06T06:59:00</meta:creation-date>
    <dc:date>2022-02-22T15:37:00.973625491</dc:date>
    <meta:editing-duration>P3DT2H39M8S</meta:editing-duration>
    <meta:generator>LibreOffice/7.3.0.3$Linux_X86_64 LibreOffice_project/30$Build-3</meta:generator>
    <meta:document-statistic meta:table-count="0" meta:image-count="0" meta:object-count="0" meta:page-count="1" meta:paragraph-count="12" meta:word-count="53" meta:character-count="294" meta:non-whitespace-character-count="245"/>
    <meta:user-defined meta:name="AppVersion">16.0000</meta:user-defined>
    <meta:template xlink:type="simple" xlink:actuate="onRequest" xlink:title="Normal.dotm" xlink:href=""/>
  </office:meta>
</office:document-meta>
</file>